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466" officeooo:paragraph-rsid="00099466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99466" officeooo:paragraph-rsid="00099466" style:font-size-asian="15pt" style:font-weight-asian="bold" style:font-size-complex="15pt" style:font-weight-complex="bold"/>
    </style:style>
    <style:style style:name="P3" style:family="paragraph" style:parent-style-name="Standard" style:list-style-name="L1">
      <style:text-properties officeooo:rsid="00099466" officeooo:paragraph-rsid="00099466"/>
    </style:style>
    <style:style style:name="P4" style:family="paragraph" style:parent-style-name="Standard" style:list-style-name="L2">
      <style:text-properties officeooo:rsid="00099466" officeooo:paragraph-rsid="00099466"/>
    </style:style>
    <style:style style:name="P5" style:family="paragraph" style:parent-style-name="Standard" style:list-style-name="L3">
      <style:text-properties officeooo:rsid="00099466" officeooo:paragraph-rsid="00099466"/>
    </style:style>
    <style:style style:name="P6" style:family="paragraph" style:parent-style-name="Standard" style:list-style-name="L4">
      <style:text-properties officeooo:rsid="00099466" officeooo:paragraph-rsid="00099466"/>
    </style:style>
    <style:style style:name="P7" style:family="paragraph" style:parent-style-name="Standard">
      <style:text-properties officeooo:rsid="00099466" officeooo:paragraph-rsid="00099466"/>
    </style:style>
    <style:style style:name="P8" style:family="paragraph" style:parent-style-name="Standard">
      <style:text-properties officeooo:rsid="000b8148" officeooo:paragraph-rsid="000b8148"/>
    </style:style>
    <style:style style:name="P9" style:family="paragraph" style:parent-style-name="Standard" style:list-style-name="L5">
      <style:text-properties officeooo:rsid="000b8148" officeooo:paragraph-rsid="000b8148"/>
    </style:style>
    <style:style style:name="T1" style:family="text">
      <style:text-properties officeooo:rsid="000c6a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flichtenheft Aayuka (Schiffe versenken)</text:p>
      <text:p text:style-name="P1"/>
      <text:p text:style-name="P1"/>
      <text:p text:style-name="P8">Programmiersprache: Java</text:p>
      <text:p text:style-name="P8"/>
      <text:p text:style-name="P8">Zur Speicherung des Spielfeldes wird ein zweidimensionales Array benutzt, das mit den Werten:</text:p>
      <text:list xml:id="list3805878959" text:style-name="L5">
        <text:list-header>
          <text:p text:style-name="P9"/>
        </text:list-header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grammiersprache: Java</text:p>
      <text:p text:style-name="P1"/>
      <text:p text:style-name="P1">Programmaufbau:</text:p>
      <text:p text:style-name="P1"/>
      <text:p text:style-name="P1">main:</text:p>
      <text:list xml:id="list1754338103" text:style-name="L1">
        <text:list-item>
          <text:p text:style-name="P3">globale Variablen wie Einstellungen, Gewinner</text:p>
        </text:list-item>
        <text:list-item>
          <text:p text:style-name="P3">Spielverlauf (Menü, Starten, Ende)</text:p>
        </text:list-item>
      </text:list>
      <text:p text:style-name="P1"/>
      <text:p text:style-name="P1">GameBoard: internes System / Spiel</text:p>
      <text:list xml:id="list3549120044" text:style-name="L2">
        <text:list-item>
          <text:p text:style-name="P4">placeShip()</text:p>
        </text:list-item>
        <text:list-item>
          <text:p text:style-name="P4">shoot(x, y) : int</text:p>
        </text:list-item>
      </text:list>
      <text:p text:style-name="P1"/>
      <text:p text:style-name="P1">Display:</text:p>
      <text:list xml:id="list3487606619" text:style-name="L3">
        <text:list-item>
          <text:p text:style-name="P5">Anzeige (Menü, Spiel, Win-Bildschirm)</text:p>
        </text:list-item>
      </text:list>
      <text:p text:style-name="P1"/>
      <text:p text:style-name="P1">Steuerung: </text:p>
      <text:list xml:id="list925399417" text:style-name="L4">
        <text:list-item>
          <text:p text:style-name="P6">mit der Maus</text:p>
        </text:list-item>
      </text:list>
      <text:p text:style-name="P1"/>
      <text:p text:style-name="P1">Bild für GUI (User Interfac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0:53:23.264711788</meta:creation-date>
    <dc:date>2018-03-12T11:24:44.970140140</dc:date>
    <meta:editing-duration>PT42M39S</meta:editing-duration>
    <meta:editing-cycles>2</meta:editing-cycles>
    <meta:generator>LibreOffice/5.4.3.2$Linux_X86_64 LibreOffice_project/40m0$Build-2</meta:generator>
    <meta:document-statistic meta:table-count="0" meta:image-count="0" meta:object-count="0" meta:page-count="1" meta:paragraph-count="17" meta:word-count="63" meta:character-count="446" meta:non-whitespace-character-count="405"/>
  </office:meta>
</office:document-meta>
</file>